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quote-cjk-patch" svg:font-family="quote-cjk-patch, Inter, system-ui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cm" loext:contextual-spacing="false" fo:orphans="2" fo:widows="2" fo:text-indent="0cm" style:auto-text-indent="false"/>
    </style:style>
    <style:style style:name="P8" style:family="paragraph" style:list-style-name="L1"/>
    <style:style style:name="P9" style:family="paragraph" style:parent-style-name="Heading_20_4">
      <style:paragraph-properties fo:text-align="start" style:justify-single-word="false"/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P10" style:family="paragraph" style:parent-style-name="Heading_20_4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4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f1115" fo:font-size="12pt" fo:letter-spacing="normal" fo:font-style="normal" fo:font-weight="bold"/>
    </style:style>
    <style:style style:name="T6" style:family="text">
      <style:text-properties fo:font-variant="normal" fo:text-transform="none" fo:color="#0f1115" fo:font-size="12pt" fo:letter-spacing="normal" fo:font-style="normal" fo:font-weight="normal"/>
    </style:style>
    <style:style style:name="T7" style:family="text">
      <style:text-properties fo:font-variant="normal" fo:text-transform="none" fo:color="#0f1115" style:font-name="Times New Roman" fo:font-size="12pt" fo:letter-spacing="normal" fo:font-style="normal" fo:font-weight="bold"/>
    </style:style>
    <style:style style:name="T8" style:family="text">
      <style:text-properties fo:font-variant="normal" fo:text-transform="none" fo:color="#0f1115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0f1115" style:font-name="Times New Roman" fo:letter-spacing="normal" fo:font-style="normal" fo:font-weight="bold"/>
    </style:style>
    <style:style style:name="T10" style:family="text">
      <style:text-properties fo:font-variant="normal" fo:text-transform="none" fo:color="#0f1115" style:font-name="Times New Roman" fo:letter-spacing="normal" fo:font-style="normal" fo:font-weight="normal"/>
    </style:style>
    <style:style style:name="T11" style:family="text">
      <style:text-properties fo:font-variant="normal" fo:text-transform="none" fo:color="#0f1115" style:font-name="Times New Roman" fo:font-size="14pt" fo:letter-spacing="normal" fo:font-style="normal" fo:font-weight="bold" style:font-size-asian="14pt" style:font-size-complex="14pt"/>
    </style:style>
    <style:style style:name="T12" style:family="text">
      <style:text-properties fo:font-variant="normal" fo:text-transform="none" fo:color="#0f1115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officeooo:rsid="001320b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<text:span text:style-name="T14">1. </text:span>Определения:</text:h>
      <text:list xml:id="list1662672894" text:style-name="L1">
        <text:list-item>
          <text:p><text:span text:style-name="Strong_20_Emphasis"><text:span text:style-name="T13">Организационная структура </text:span></text:span><text:span text:style-name="T13">— упорядоченная совокупность взаимосвязанных подразделений и должностей, определяющая распределение ответственности и полномочий.</text:span></text:p>
        </text:list-item>
        <text:list-item>
          <text:p><text:span text:style-name="Strong_20_Emphasis"><text:span text:style-name="T13">Структура управления </text:span></text:span><text:span text:style-name="T13">— совокупность функциональных подразделений, взаимосвязанных в процессе выработки и реализации управленческих решений.</text:span></text:p>
        </text:list-item>
        <text:list-item>
          <text:p><text:span text:style-name="Strong_20_Emphasis"><text:span text:style-name="T13">Элемент организационной структуры </text:span></text:span><text:span text:style-name="T13">— первичное звено структуры, выполняющее определенные функции.</text:span></text:p>
        </text:list-item>
        <text:list-item>
          <text:p><text:span text:style-name="Strong_20_Emphasis"><text:span text:style-name="T13">Уровни управления </text:span></text:span><text:span text:style-name="T13">— иерархически упорядоченные совокупности подразделений, отражающие вертикальное разделение труда.</text:span></text:p>
        </text:list-item>
        <text:list-item>
          <text:p><text:span text:style-name="Strong_20_Emphasis"><text:span text:style-name="T13">Регламентирование </text:span></text:span><text:span text:style-name="T13">— установление обязательных правил и процедур деятельности организации.</text:span></text:p>
        </text:list-item>
        <text:list-item>
          <text:p><text:span text:style-name="Strong_20_Emphasis"><text:span text:style-name="T13">Нормирование </text:span></text:span><text:span text:style-name="T13">— процесс разработки научно обоснованных норм затрат ресурсов.</text:span></text:p>
        </text:list-item>
        <text:list-item>
          <text:p><text:span text:style-name="Strong_20_Emphasis"><text:span text:style-name="T13">Инструктирование </text:span></text:span><text:span text:style-name="T13">— разъяснение задач, порядка и способов выполнения работы.</text:span></text:p>
        </text:list-item>
        <text:list-item>
          <text:p><text:span text:style-name="Strong_20_Emphasis"><text:span text:style-name="T13">Делегирование </text:span></text:span><text:span text:style-name="T13">— передача задач и полномочий подчиненному, который принимает ответственность за их выполнение.</text:span></text:p>
        </text:list-item>
        <text:list-item>
          <text:p><text:span text:style-name="Strong_20_Emphasis"><text:span text:style-name="T13">Полномочия </text:span></text:span><text:span text:style-name="T13">— ограниченное право использовать ресурсы организации для выполнения задач.</text:span></text:p>
        </text:list-item>
        <text:list-item>
          <text:p><text:span text:style-name="Strong_20_Emphasis"><text:span text:style-name="T13">Ответственность </text:span></text:span><text:span text:style-name="T13">— обязательство сотрудника выполнять задачи и отвечать за результаты.</text:span></text:p>
        </text:list-item>
      </text:list>
      <text:h text:style-name="P10" text:outline-level="4">2. Адаптация программного продукта</text:h>
      <text:p text:style-name="P6"><text:span text:style-name="Strong_20_Emphasis"><text:span text:style-name="T11">Адаптация программного продукта </text:span></text:span><text:span text:style-name="T12">— процесс модификации программы для обеспечения эффективной работы в конкретной среде под требования заказчика.</text:span></text:p>
      <text:p text:style-name="P6"><text:span text:style-name="Strong_20_Emphasis"><text:span text:style-name="T11">Основные методы адаптации:</text:span></text:span></text:p>
      <text:list xml:id="list1666489200" text:style-name="L2">
        <text:list-item>
          <text:p text:style-name="P3">Настройка интерфейса и бизнес-логики</text:p>
        </text:list-item>
        <text:list-item>
          <text:p text:style-name="P3">Модификация структуры базы данных</text:p>
        </text:list-item>
        <text:list-item>
          <text:p text:style-name="P3">Использование встроенной среды разработки</text:p>
        </text:list-item>
        <text:list-item>
          <text:p text:style-name="P3">Разработка через программные интерфейсы</text:p>
        </text:list-item>
        <text:list-item>
          <text:p text:style-name="P3">Прямое изменение исходного кода</text:p>
        </text:list-item>
      </text:list>
      <text:h text:style-name="P10" text:outline-level="4"><text:soft-page-break/>3. Коллективная разработка ПО</text:h>
      <text:p text:style-name="P6"><text:span text:style-name="Strong_20_Emphasis"><text:span text:style-name="T11">Коллективная разработка ПО</text:span></text:span><text:span text:style-name="T12"> — создание программного продукта группой специалистов с разделением обязанностей.</text:span></text:p>
      <text:p text:style-name="P6"><text:span text:style-name="Strong_20_Emphasis"><text:span text:style-name="T11">Модели организации коллектива:</text:span></text:span></text:p>
      <text:list xml:id="list1839405117" text:style-name="L3">
        <text:list-item>
          <text:p text:style-name="P2"><text:span text:style-name="Strong_20_Emphasis"><text:span text:style-name="T11">Иерархическая модель </text:span></text:span><text:span text:style-name="T12">— четкая вертикаль власти</text:span></text:p>
        </text:list-item>
        <text:list-item>
          <text:p text:style-name="P2"><text:span text:style-name="Strong_20_Emphasis"><text:span text:style-name="T11">Модель группы </text:span></text:span><text:span text:style-name="T12">— распределение обязанностей между участниками</text:span></text:p>
        </text:list-item>
      </text:list>
      <text:p text:style-name="P6"><text:span text:style-name="Strong_20_Emphasis"><text:span text:style-name="T11">Роли в модели MSF:</text:span></text:span></text:p>
      <text:list xml:id="list2393691315" text:style-name="L4">
        <text:list-item>
          <text:p text:style-name="P4">Менеджер продукта</text:p>
        </text:list-item>
        <text:list-item>
          <text:p text:style-name="P4">Менеджер программы</text:p>
        </text:list-item>
        <text:list-item>
          <text:p text:style-name="P4">Разработчик</text:p>
        </text:list-item>
        <text:list-item>
          <text:p text:style-name="P4">Тестер</text:p>
        </text:list-item>
        <text:list-item>
          <text:p text:style-name="P4">Инструктор</text:p>
        </text:list-item>
        <text:list-item>
          <text:p text:style-name="P4">Логистик</text:p>
        </text:list-item>
      </text:list>
      <text:h text:style-name="P10" text:outline-level="4">4. Администрирование программного обеспечения</text:h>
      <text:p text:style-name="P6"><text:span text:style-name="Strong_20_Emphasis"><text:span text:style-name="T11">Администрирование ПО </text:span></text:span><text:span text:style-name="T12">— комплекс мероприятий по установке, настройке, поддержанию работоспособности и безопасности программного обеспечения.</text:span></text:p>
      <text:p text:style-name="P6"><text:span text:style-name="Strong_20_Emphasis"><text:span text:style-name="T11">Основные задачи администратора:</text:span></text:span></text:p>
      <text:list xml:id="list1648149638" text:style-name="L5">
        <text:list-item>
          <text:p text:style-name="P5">Установка и настройка ПО</text:p>
        </text:list-item>
        <text:list-item>
          <text:p text:style-name="P5">Мониторинг работоспособности</text:p>
        </text:list-item>
        <text:list-item>
          <text:p text:style-name="P5">Управление обновлениями</text:p>
        </text:list-item>
        <text:list-item>
          <text:p text:style-name="P5">Резервное копирование</text:p>
        </text:list-item>
        <text:list-item>
          <text:p text:style-name="P5">Обеспечение безопасности</text:p>
        </text:list-item>
        <text:list-item>
          <text:p text:style-name="P5">Консультирование пользователей</text:p>
        </text:list-item>
      </text:list>
      <text:p text:style-name="P6"><text:span text:style-name="Strong_20_Emphasis"><text:span text:style-name="T11">Программы удаленного администрирования </text:span></text:span><text:span text:style-name="T12">— программное обеспечение для удаленного управления компьютером через сеть.</text:span></text:p>
      <text:p text:style-name="P7"><text:span text:style-name="Strong_20_Emphasis"><text:span text:style-name="T11">Примеры:</text:span></text:span><text:span text:style-name="T12"> TeamViewer, AnyDesk, Remote Desktop Services, UltraVNC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quote-cjk-patch" svg:font-family="quote-cjk-patch, Inter, system-ui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8S</meta:editing-duration>
    <meta:editing-cycles>3</meta:editing-cycles>
    <meta:generator>LibreOffice/5.3.4.2$Windows_x86 LibreOffice_project/f82d347ccc0be322489bf7da61d7e4ad13fe2ff3</meta:generator>
    <dc:date>2025-10-23T15:12:37.383000000</dc:date>
    <meta:document-statistic meta:table-count="0" meta:image-count="0" meta:object-count="0" meta:page-count="2" meta:paragraph-count="42" meta:word-count="266" meta:character-count="2367" meta:non-whitespace-character-count="2156"/>
    <meta:user-defined meta:name="Info 1"/>
    <meta:user-defined meta:name="Info 2"/>
    <meta:user-defined meta:name="Info 3"/>
    <meta:user-defined meta:name="Info 4"/>
  </office:meta>
</office:document-meta>
</file>